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useo-300" svg:font-family="Museo-300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font-variant="normal" fo:text-transform="none" fo:color="#000000" style:font-name="Museo-300" fo:font-size="10.5pt" fo:letter-spacing="normal" fo:font-style="normal" fo:font-weight="normal"/>
    </style:style>
    <style:style style:name="P2" style:family="paragraph" style:parent-style-name="Text_20_body" style:list-style-name="L1">
      <style:text-properties fo:font-variant="normal" fo:text-transform="none" fo:color="#000000" style:font-name="Museo-300" fo:font-size="10.5pt" fo:letter-spacing="normal" fo:font-style="normal" fo:font-weight="normal" officeooo:rsid="00067ca4" officeooo:paragraph-rsid="00067ca4"/>
    </style:style>
    <style:style style:name="P3" style:family="paragraph" style:parent-style-name="Text_20_body" style:list-style-name="L1">
      <style:paragraph-properties fo:margin-top="0in" fo:margin-bottom="0in" loext:contextual-spacing="false"/>
      <style:text-properties fo:font-variant="normal" fo:text-transform="none" fo:color="#000000" style:font-name="Museo-300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top="0in" fo:margin-bottom="0in" loext:contextual-spacing="false"/>
      <style:text-properties fo:font-variant="normal" fo:text-transform="none" fo:color="#000000" style:font-name="Museo-300" fo:font-size="12pt" fo:letter-spacing="normal" fo:font-style="normal" fo:font-weight="normal" officeooo:rsid="00005688" officeooo:paragraph-rsid="00005688"/>
    </style:style>
    <style:style style:name="P5" style:family="paragraph" style:parent-style-name="Text_20_body" style:list-style-name="L1">
      <style:paragraph-properties fo:margin-top="0in" fo:margin-bottom="0in" loext:contextual-spacing="false"/>
      <style:text-properties fo:font-variant="normal" fo:text-transform="none" fo:color="#000000" style:font-name="Museo-300" fo:font-size="10.5pt" fo:letter-spacing="normal" fo:font-style="normal" fo:font-weight="normal"/>
    </style:style>
    <style:style style:name="P6" style:family="paragraph" style:parent-style-name="Text_20_body" style:list-style-name="L1">
      <style:paragraph-properties fo:margin-top="0in" fo:margin-bottom="0in" loext:contextual-spacing="false"/>
      <style:text-properties fo:font-variant="normal" fo:text-transform="none" fo:color="#000000" style:font-name="Museo-300" fo:font-size="10.5pt" fo:letter-spacing="normal" fo:font-style="normal" fo:font-weight="normal" officeooo:rsid="00005688" officeooo:paragraph-rsid="00005688"/>
    </style:style>
    <style:style style:name="T1" style:family="text">
      <style:text-properties fo:font-size="6pt"/>
    </style:style>
    <style:style style:name="T2" style:family="text">
      <style:text-properties officeooo:rsid="0000027d"/>
    </style:style>
    <style:style style:name="T3" style:family="text">
      <style:text-properties officeooo:rsid="00005688"/>
    </style:style>
    <style:style style:name="T4" style:family="text">
      <style:text-properties officeooo:rsid="00040433"/>
    </style:style>
    <style:style style:name="T5" style:family="text">
      <style:text-properties officeooo:rsid="00055225"/>
    </style:style>
    <style:style style:name="T6" style:family="text">
      <style:text-properties officeooo:rsid="00067ca4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420056306432507217" text:style-name="L1">
        <text:list-item>
          <text:p text:style-name="P3">Printing</text:p>
          <text:list>
            <text:list-item>
              <text:p text:style-name="P5">Print Surface: Heated Borosilicate glass bed covered with P<text:span text:style-name="T2">EI</text:span> film</text:p>
            </text:list-item>
            <text:list-item>
              <text:p text:style-name="P5">Print Area:<text:span text:style-name="T2">155</text:span>mm x <text:span text:style-name="T2">155</text:span>mm x <text:span text:style-name="T2">155</text:span>mm (<text:span text:style-name="T2">6.1</text:span>in x <text:span text:style-name="T2">6.1</text:span>in x <text:span text:style-name="T2">6.1</text:span>in)</text:p>
            </text:list-item>
            <text:list-item>
              <text:p text:style-name="P5">Print Volume: <text:span text:style-name="T2">3,724</text:span>cm<text:span text:style-name="T1">3 </text:span>(<text:span text:style-name="T2">227</text:span>in<text:span text:style-name="T1">3</text:span>) of usable space</text:p>
            </text:list-item>
            <text:list-item>
              <text:p text:style-name="P5">Top Print Speed: 2<text:span text:style-name="T4">75</text:span>mm/sec (<text:span text:style-name="T2">10.8</text:span>in/sec) <text:span text:style-name="T6">at 0.18 layer height</text:span></text:p>
            </text:list-item>
            <text:list-item>
              <text:p text:style-name="P5">Print Tolerance: 0.1mm (0.0039in) in X and Y axes. Z axis is dependent on layer thickness</text:p>
            </text:list-item>
            <text:list-item>
              <text:p text:style-name="P5">Layer Thickness: 0.05mm to 0.<text:span text:style-name="T2">50</text:span>mm (0.00<text:span text:style-name="T5">2</text:span>in - 0.0<text:span text:style-name="T2">20</text:span>in)</text:p>
            </text:list-item>
            <text:list-item>
              <text:p text:style-name="P5">Supported Materials: ABS, PLA, HIPS, PVA, wood <text:span text:style-name="T4">filled </text:span>filaments, <text:span text:style-name="T2">Polyester (Tritan), PETT, filled PLA, Bronze and copper filled filaments, Polycarbonate, Nylon, PETG, Conductive PLA and ABS, UV luminescent filaments, PCTPE, PC-ABS, and more every day.</text:span></text:p>
            </text:list-item>
            <text:list-item>
              <text:p text:style-name="P5">Usable Filament Sizes: standard 3mm (0.1in)</text:p>
            </text:list-item>
          </text:list>
        </text:list-item>
        <text:list-item>
          <text:p text:style-name="P3">Physical Dimensions</text:p>
          <text:list>
            <text:list-item>
              <text:p text:style-name="P5">Overall Dimensions: <text:span text:style-name="T3">435</text:span>mm x <text:span text:style-name="T3">340</text:span>mm x <text:span text:style-name="T3">385</text:span>mm (<text:span text:style-name="T3">17.1</text:span>in x <text:span text:style-name="T3">13.4</text:span>in x <text:span text:style-name="T3">15.2</text:span>in)</text:p>
            </text:list-item>
            <text:list-item>
              <text:p text:style-name="P5">Weight: <text:span text:style-name="T3">8.55</text:span>kg (<text:span text:style-name="T3">18.85</text:span>lbs)</text:p>
            </text:list-item>
          </text:list>
        </text:list-item>
        <text:list-item>
          <text:p text:style-name="P3">Electrical</text:p>
          <text:list>
            <text:list-item>
              <text:p text:style-name="P5">Power Requirements: 100 - 240 VAC</text:p>
            </text:list-item>
            <text:list-item>
              <text:p text:style-name="P6">Power Supply: 24V 150W</text:p>
            </text:list-item>
            <text:list-item>
              <text:p text:style-name="P6">US, UK, <text:span text:style-name="T6">AU</text:span> and EU electrical plugs available</text:p>
            </text:list-item>
          </text:list>
        </text:list-item>
        <text:list-item>
          <text:p text:style-name="P4">Temperature</text:p>
          <text:list>
            <text:list-item>
              <text:p text:style-name="P5">Temperature: Maximum operating temperature (Extruder), <text:span text:style-name="T3">300</text:span>C (<text:span text:style-name="T3">572</text:span>F)</text:p>
            </text:list-item>
            <text:list-item>
              <text:p text:style-name="P1">Temperature: Maximum operating temperature (Heated Bed), 120C (248F)</text:p>
            </text:list-item>
            <text:list-item>
              <text:p text:style-name="P2">Suggested operating temperature (environment), 15-38C (60-100F)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useo-300" svg:font-family="Museo-300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08:06:01.192943931</meta:creation-date>
    <dc:date>2014-11-21T12:58:26.264360470</dc:date>
    <meta:editing-duration>PT4H59M27S</meta:editing-duration>
    <meta:editing-cycles>5</meta:editing-cycles>
    <meta:generator>LibreOffice/4.3.3.2$Linux_X86_64 LibreOffice_project/430m0$Build-2</meta:generator>
    <meta:printed-by>aleph </meta:printed-by>
    <meta:print-date>2014-11-19T07:42:49.229730866</meta:print-date>
    <meta:document-statistic meta:table-count="0" meta:image-count="0" meta:object-count="0" meta:page-count="1" meta:paragraph-count="20" meta:word-count="181" meta:character-count="1122" meta:non-whitespace-character-count="981"/>
  </office:meta>
</office:document-meta>
</file>